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278593A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15cm" svg:y="0.423cm" svg:width="16.773cm" svg:height="12.749cm" draw:z-index="0"><draw:image xlink:href="Pictures/100000000000033000000264278593A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26:30</meta:creation-date>
    <meta:editing-duration>PT00H00M58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27:28</dc:date>
    <dc:creator>Juan Rodriguez</dc:creator>
    <meta:template xlink:type="simple" xlink:actuate="onRequest" xlink:title="redaccion" xlink:href="../redaccion.ott" meta:date="2011-03-10T13:26:30"/>
  </office:meta>
</office:document-meta>
</file>